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459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604" calcext:value-type="float">
            <text:p>2009604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using bam and logged values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728" calcext:value-type="float">
            <text:p>2009728</text:p>
          </table:table-cell>
          <table:table-cell office:value-type="string" calcext:value-type="string">
            <text:p>individual_GAM_forEachCust_HPC_parallel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try to do same as above but in parallel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0900" calcext:value-type="float">
            <text:p>201090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his is a test, no for loop, test outpu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21" calcext:value-type="float">
            <text:p>2011321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ypo fixed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56" calcext:value-type="float">
            <text:p>2011356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dded in for loop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7910" calcext:value-type="float">
            <text:p>201791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m(“predM”) has been removed</text:p>
          </table:table-cell>
          <table:table-cell office:value-type="string" calcext:value-type="string">
            <text:p>ran out of memory, stopped at week 37 in for loop 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8064" calcext:value-type="float">
            <text:p>2018064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<text:s/>upped to 256GB and round predz to 3dp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20129" calcext:value-type="float">
            <text:p>2020129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180gb, is .sh 180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0" calcext:value-type="date">
            <text:p>30/05/22</text:p>
          </table:table-cell>
          <table:table-cell office:value-type="float" office:value="2035768" calcext:value-type="float">
            <text:p>2035768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180gb sh file. Use round() rather than mutate if </text:p>
          </table:table-cell>
          <table:table-cell office:value-type="string" calcext:value-type="string">
            <text:p>failed at week 39 in iteration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30" calcext:value-type="date">
            <text:p>30/05/22</text:p>
          </table:table-cell>
          <table:table-cell office:value-type="float" office:value="2036323" calcext:value-type="float">
            <text:p>2036323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256gb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office:value-type="float" office:value="2039283" calcext:value-type="float">
            <text:p>2039283</text:p>
          </table:table-cell>
          <table:table-cell office:value-type="string" calcext:value-type="string">
            <text:p>commonGAM_HPC_week40.R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190gb, forloop runs only to week 4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office:value-type="float" office:value="2039306" calcext:value-type="float">
            <text:p>2039306</text:p>
          </table:table-cell>
          <table:table-cell office:value-type="string" calcext:value-type="string">
            <text:p>commonGAM_HPC_week40.R</text:p>
          </table:table-cell>
          <table:table-cell/>
          <table:table-cell office:value-type="string" calcext:value-type="string">
            <text:p>changed output file name to something different 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0:54:29.30360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31T10:55:10.954237688</dc:date>
    <meta:editing-duration>P4DT17H50M53S</meta:editing-duration>
    <meta:editing-cycles>19</meta:editing-cycles>
    <meta:generator>LibreOffice/6.4.7.2$Linux_X86_64 LibreOffice_project/40$Build-2</meta:generator>
    <meta:document-statistic meta:table-count="1" meta:cell-count="78" meta:object-count="0"/>
  </office:meta>
</office:document-meta>
</file>